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2pt" officeooo:rsid="0012d7c2" officeooo:paragraph-rsid="0012d7c2" style:font-size-asian="12pt" style:font-size-complex="12pt"/>
    </style:style>
    <style:style style:name="P2" style:family="paragraph" style:parent-style-name="Standard">
      <style:text-properties style:font-name="FreeSans" fo:font-size="12pt" fo:font-weight="bold" officeooo:rsid="0012d7c2" officeooo:paragraph-rsid="0012d7c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FreeSans" fo:font-size="12pt" fo:font-weight="bold" officeooo:rsid="00155239" officeooo:paragraph-rsid="00155239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FreeSans" fo:font-size="12pt" fo:font-weight="normal" officeooo:rsid="00201d01" officeooo:paragraph-rsid="00201d01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FreeSans" fo:font-size="12pt" fo:font-weight="normal" officeooo:rsid="00228d6a" officeooo:paragraph-rsid="00228d6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FreeSans" fo:font-size="12pt" fo:font-weight="normal" officeooo:rsid="00251725" officeooo:paragraph-rsid="00251725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FreeSans" fo:font-size="12pt" fo:font-weight="bold" officeooo:rsid="00251725" officeooo:paragraph-rsid="00251725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FreeSans" fo:font-size="12pt" officeooo:rsid="0012d7c2" officeooo:paragraph-rsid="0014bda1" style:font-size-asian="12pt" style:font-size-complex="12pt"/>
    </style:style>
    <style:style style:name="P9" style:family="paragraph" style:parent-style-name="Standard">
      <style:text-properties style:font-name="FreeSans" fo:font-size="12pt" officeooo:rsid="001f5aa1" officeooo:paragraph-rsid="001f5aa1" style:font-size-asian="12pt" style:font-size-complex="12pt"/>
    </style:style>
    <style:style style:name="P10" style:family="paragraph" style:parent-style-name="Standard">
      <style:text-properties style:font-name="FreeSans" fo:font-size="12pt" officeooo:rsid="0014bda1" officeooo:paragraph-rsid="0014bda1" style:font-size-asian="12pt" style:font-size-complex="12pt"/>
    </style:style>
    <style:style style:name="P11" style:family="paragraph" style:parent-style-name="Subtitle">
      <style:text-properties officeooo:rsid="001f5aa1" officeooo:paragraph-rsid="001f5a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5aa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1d01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01d01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201d01"/>
    </style:style>
    <style:style style:name="T12" style:family="text">
      <style:text-properties officeooo:rsid="0021e04b"/>
    </style:style>
    <style:style style:name="T13" style:family="text">
      <style:text-properties officeooo:rsid="002443e2"/>
    </style:style>
    <style:style style:name="T14" style:family="text">
      <style:text-properties officeooo:rsid="00277a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cript for IJCAR2020 talk</text:p>
      <text:p text:style-name="P1"/>
      <text:p text:style-name="P2"><text:span text:style-name="T3">Title</text:span>:</text:p>
      <text:p text:style-name="P9">This is a joint work with Emmanuel Gunther and Miguel Pagano from <text:span text:style-name="T12">the </text:span>National University at Córdoba.</text:p>
      <text:p text:style-name="P8"/>
      <text:p text:style-name="P2"><text:span text:style-name="T3">Summary</text:span>:</text:p>
      <text:p text:style-name="P9">I'll begin by reviewing the ZF logic of Isabelle and its Constructibility library. Then I'll say a few words about forcing and the benefits of the approach that uses countable transitive models, <text:span text:style-name="T14">which should be also apparent from comparing our code with the literature</text:span>. Finally, I'll mention some fu<text:span text:style-name="T14">r</text:span>ther active directions in our research project.</text:p>
      <text:p text:style-name="P8"/>
      <text:p text:style-name="P2"><text:span text:style-name="T3">Why Isabelle/ZF</text:span>:</text:p>
      <text:p text:style-name="P9">ZF is kind of a black sheep of the Isabelle family. Besides a few other people, everyone works using Isabelle/HOL. We chose ZF because at the time of our launch during 2017, it was the framework with the most advanced set theory formalized-- that is, the tools of absoluteness and relativization that are prerequisites for forcing. A second reason was the possibility to write proofs that look similar to the actual math, thanks to the Isar language. And finally, the underlying assumptions of the such a framework are rather low in consistency strength.</text:p>
      <text:p text:style-name="P9"/>
      <text:p text:style-name="P9"><text:span text:style-name="T7">Although we still benefited from great automation tools like </text:span><text:span text:style-name="T4">Simplifier</text:span><text:span text:style-name="T7">, </text:span><text:span text:style-name="T4">auto </text:span><text:span text:style-name="T7">and </text:span><text:span text:style-name="T4">blast,</text:span> the more powerful <text:span text:style-name="T4">sledgehammer</text:span><text:span text:style-name="T7"> is missing from ZF. </text:span></text:p>
      <text:p text:style-name="P9"/>
      <text:p text:style-name="P9"><text:span text:style-name="T7">The other most obvious downside</text:span><text:span text:style-name="T8">s</text:span><text:span text:style-name="T7"> </text:span><text:span text:style-name="T8">are </text:span><text:span text:style-name="T7">the lack of types </text:span><text:span text:style-name="T5">inside ZF</text:span><text:span text:style-name="T7">, which in some context creates extra burdens of proof, </text:span><text:span text:style-name="T8">and the fact that Isabelle's metatheory </text:span><text:span text:style-name="T5">Pure </text:span><text:span text:style-name="T8">is in some sense too weak, being unable to accommodate inductive definitions.</text:span></text:p>
      <text:p text:style-name="P10"/>
      <text:p text:style-name="P3"><text:span text:style-name="T11">Isabelle/ZF</text:span>:</text:p>
      <text:p text:style-name="P4">The Isabelle logic ZF defines two types: <text:span text:style-name="T1">i</text:span> for sets and <text:span text:style-name="T1">o </text:span>for Booleans. <text:span text:style-name="T7">It is to be noted that Isabelle/ZF is not strictly first-order, since it allows free higher order variables. Those occur, for instance, in the terms of type </text:span><text:span text:style-name="T9">o</text:span><text:span text:style-name="T7"> that encode the a</text:span>xioms of Separation and Replacement. This had a notorious impact in our design choices.</text:p>
      <text:p text:style-name="P4">* <text:span text:style-name="T13">Function types vs relational language</text:span></text:p>
      <text:p text:style-name="P4">* <text:span text:style-name="T13">internalized formulas.</text:span></text:p>
      <text:p text:style-name="P1"/>
      <text:p text:style-name="P7">The ctm-approach I:</text:p>
      <text:p text:style-name="P6">A ctm is a countable and transitive family of sets M, together with the restriction of the membership relation, thus making a first order structure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0:57:03.254961136</meta:creation-date>
    <meta:print-date>2019-09-23T12:02:34.991463456</meta:print-date>
    <dc:date>2020-06-14T19:34:43.715262192</dc:date>
    <meta:editing-duration>P1DT5H18M2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331" meta:character-count="2015" meta:non-whitespace-character-count="1698"/>
  </office:meta>
</office:document-meta>
</file>